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Invoker.setMarshaler( HttpClient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Invoker.setDefaultInOut( boolean defaultIn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isDefaultIn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setHttpClient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Http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Invoker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voker.transform( MessageExchange exchange , NormalizedMessage in , NormalizedMessage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